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1d24" officeooo:paragraph-rsid="00091d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<text:s/>a file created in work space folder projg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21:03:34.598920020</meta:creation-date>
    <dc:date>2022-07-06T21:04:32.616986840</dc:date>
    <meta:editing-duration>PT59S</meta:editing-duration>
    <meta:editing-cycles>1</meta:editing-cycles>
    <meta:document-statistic meta:table-count="0" meta:image-count="0" meta:object-count="0" meta:page-count="1" meta:paragraph-count="1" meta:word-count="10" meta:character-count="52" meta:non-whitespace-character-count="42"/>
    <meta:generator>LibreOffice/6.4.7.2$Linux_X86_64 LibreOffice_project/40$Build-2</meta:generator>
  </office:meta>
</office:document-meta>
</file>